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8.419cm" fo:min-width="18.4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4.482cm" fo:min-width="10.9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4.482cm" fo:min-width="6.23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925cm" fo:min-width="17.661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5.163cm" fo:min-width="5.698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5.163cm" fo:min-width="5.596cm"/>
    </style:style>
    <style:style style:name="gr9" style:family="graphic" style:parent-style-name="standard">
      <style:graphic-properties draw:stroke="solid" draw:stroke-dash="Ultrafine_20_Dashed" svg:stroke-color="#000000" draw:fill="none" draw:fill-color="#ffffff" fo:min-height="0.475cm"/>
    </style:style>
    <style:style style:name="gr10" style:family="graphic" style:parent-style-name="standard">
      <style:graphic-properties draw:stroke="dash" draw:stroke-dash="Ultrafine_20_Dashed" svg:stroke-color="#000000" draw:fill="none" draw:fill-color="#ffffff" fo:min-height="0.475cm"/>
    </style:style>
    <style:style style:name="gr11" style:family="graphic" style:parent-style-name="standard">
      <style:graphic-properties draw:stroke="dash" draw:stroke-dash="Ultrafine_20_Dashed" svg:stroke-color="#000000" draw:fill="none" draw:fill-color="#ffffff" fo:min-height="1.897cm"/>
    </style:style>
    <style:style style:name="P1" style:family="paragraph">
      <loext:graphic-properties draw:fill="none" draw:fill-color="#ffffff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673cm" svg:x="6.588cm" svg:y="1cm">
          <draw:text-box>
            <text:p><text:span text:style-name="T1">Trang Sản Phẩm Đơn</text:span><text:span text:style-name="T1"><text:line-break/></text:span><text:span text:style-name="T1">Layout</text:span></text:p>
          </draw:text-box>
        </draw:frame>
        <draw:custom-shape draw:style-name="gr2" draw:text-style-name="P2" draw:layer="layout" svg:width="18.95cm" svg:height="18.669cm" svg:x="1.05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3cm" svg:height="14.732cm" svg:x="1.254cm" svg:y="3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731cm" svg:height="14.732cm" svg:x="12.938cm" svg:y="3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161cm" svg:height="3.175cm" svg:x="1.381cm" svg:y="18.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78cm" svg:height="0.725cm" svg:x="1.508cm" svg:y="18.944cm">
          <draw:text-box>
            <text:p><text:span text:style-name="T2">footer</text:span></text:p>
          </draw:text-box>
        </draw:frame>
        <draw:custom-shape draw:style-name="gr7" draw:text-style-name="P2" draw:layer="layout" svg:width="6.198cm" svg:height="5.413cm" svg:x="13.319cm" svg:y="4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096cm" svg:height="5.413cm" svg:x="13.319cm" svg:y="9.81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9" draw:text-style-name="P3" draw:layer="layout" svg:width="5.207cm" svg:height="0.725cm" svg:x="1.635cm" svg:y="2.397cm">
          <draw:text-box>
            <text:p><text:span text:style-name="T2">Trang SP template</text:span></text:p>
          </draw:text-box>
        </draw:frame>
        <draw:frame draw:style-name="gr10" draw:text-style-name="P3" draw:layer="layout" svg:width="5.207cm" svg:height="0.725cm" svg:x="1.635cm" svg:y="5.191cm">
          <draw:text-box>
            <text:p><text:span text:style-name="T2">Danh mục SP: pageRef</text:span></text:p>
          </draw:text-box>
        </draw:frame>
        <draw:frame draw:style-name="gr10" draw:text-style-name="P3" draw:layer="layout" svg:width="5.207cm" svg:height="0.725cm" svg:x="1.635cm" svg:y="4.175cm">
          <draw:text-box>
            <text:p><text:span text:style-name="T2">Body</text:span></text:p>
          </draw:text-box>
        </draw:frame>
        <draw:frame draw:style-name="gr10" draw:text-style-name="P3" draw:layer="layout" svg:width="3.937cm" svg:height="0.725cm" svg:x="1.635cm" svg:y="3.286cm">
          <draw:text-box>
            <text:p><text:span text:style-name="T2">Title</text:span></text:p>
          </draw:text-box>
        </draw:frame>
        <draw:frame draw:style-name="gr11" draw:text-style-name="P3" draw:layer="layout" svg:width="5.207cm" svg:height="2.147cm" svg:x="13.192cm" svg:y="5.572cm">
          <draw:text-box>
            <text:p><text:span text:style-name="T2">Hình ảnh sp:</text:span></text:p>
            <text:p><text:span text:style-name="T2"><text:s/></text:span><text:span text:style-name="T2">- Hình đại diện: 3 hình</text:span></text:p>
            <text:p><text:span text:style-name="T2"><text:s/></text:span><text:span text:style-name="T2">- Hình phóng to: 3 hình</text:span></text:p>
            <text:p><text:span text:style-name="T2"><text:s/></text:span><text:span text:style-name="T2">- anchor:</text:span></text:p>
          </draw:text-box>
        </draw:frame>
        <draw:frame draw:style-name="gr10" draw:text-style-name="P3" draw:layer="layout" svg:width="5.207cm" svg:height="0.725cm" svg:x="13.319cm" svg:y="3.159cm">
          <draw:text-box>
            <text:p><text:span text:style-name="T2">Title</text:span></text:p>
          </draw:text-box>
        </draw:frame>
        <draw:frame draw:style-name="gr1" draw:text-style-name="P3" draw:layer="layout" svg:width="7.239cm" svg:height="1.673cm" svg:x="11.795cm" svg:y="14.589cm">
          <draw:text-box>
            <text:p><text:span text:style-name="T2">Nội dung muốn:</text:span></text:p>
            <text:p><text:span text:style-name="T2"/></text:p>
          </draw:text-box>
        </draw:frame>
        <draw:frame draw:style-name="gr10" draw:text-style-name="P3" draw:layer="layout" svg:width="5.207cm" svg:height="0.725cm" svg:x="13.192cm" svg:y="8.366cm">
          <draw:text-box>
            <text:p><text:span text:style-name="T2">product_cta_han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3.2$Windows_X86_64 LibreOffice_project/a64200df03143b798afd1ec74a12ab50359878ed</meta:generator>
    <dc:date>2020-02-03T20:12:25.917000000</dc:date>
    <meta:editing-duration>PT2H46M49S</meta:editing-duration>
    <meta:editing-cycles>5</meta:editing-cycles>
    <meta:document-statistic meta:object-count="16"/>
  </office:meta>
</office:document-meta>
</file>